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MapperDao tutorial<text:tab/>2</text:p>
          <text:p text:style-name="P5">Downloading the source files<text:tab/>2</text:p>
          <text:p text:style-name="P5">Setting up the database connection and initializing mapperdao<text:tab/>2</text:p>
          <text:p text:style-name="P5">Creating a simple model<text:tab/>3</text:p>
          <text:p text:style-name="P5">Extending the domain model by adding attributes to products<text:tab/>6</text:p>
          <text:p text:style-name="P5">Adding categories to our products<text:tab/>9</text:p>
        </text:index-body>
      </text:table-of-content>
      <text:h text:style-name="P2" text:outline-level="1"/>
      <text:h text:style-name="P3"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fo:min-width="16.701cm" draw:z-index="17"><draw:text-box fo:min-height="1.709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fo:min-width="16.701cm" draw:z-index="23"><draw:text-box fo:min-height="1.709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fo:min-width="16.701cm" draw:z-index="16"><draw:text-box fo:min-height="2.321cm"><text:p text:style-name="Standard"><text:span text:style-name="Example"><text:span text:style-name="T4">val entities = List(ProductEntity)</text:span></text:span></text:p><text:p text:style-name="Standard"><text:span text:style-name="Example"><text:span text:style-name="T4">val (jdbc, mapperDao, queryDao,txManager) = Setup(“postgresql”, dataSource, entities)</text:span></text:span></text:p></draw:text-box></draw:frame></text:p>
      <text:p text:style-name="Standard">jdbc:Jdbc can be used to query/update the database with sql/ddl. mapperDao:MapperDao can be used to insert/update/select/delete entities and queryDao to query for entities. txManager:PlatformTransactionManager takes care of transactions. The 'val entities' is a list of all entities that we would like to use, currently just ProductEntity.</text:p>
      <text:p text:style-name="Standard"><text:soft-page-break/>For more information on configuring mapperdao, please see <text:a xlink:type="simple" xlink:href="https://code.google.com/p/mapperdao/wiki/SetupDaos">https://code.google.com/p/mapperdao/wiki/SetupDaos</text:a></text:p>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fo:min-width="16.701cm" draw:z-index="15"><draw:text-box fo:min-height="0.884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fo:min-width="16.701cm" draw:z-index="14"><draw:text-box fo:min-height="2.773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Don't worry, the id will be available whenever we need it, i.e. if we need to pass it as a parameter of a url. </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s use. It maps all the columns and also contains a constructor method which is responsible for constructing instances of the entity.</text:p>
      <text:p text:style-name="Standard"><draw:frame draw:style-name="fr1" draw:name="Frame14" text:anchor-type="paragraph" fo:min-width="16.701cm" draw:z-index="13"><draw:text-box fo:min-height="2.773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classOf[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pan text:style-name="Example"/></text:p>
      <text:p text:style-name="Standard"><text:soft-page-break/>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Please note that in order to not provide the type of m, the -Xexperimental should be enabled for scala 2.9.1, otherwise just declare the constructor as def constructor(implicit m:ValuesMap ...)</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IntId (or LongId etc) mixed in, which again is correct since now the entity is persisted and hence contains an autogenerated id.</text:p>
      <text:p text:style-name="Standard"/>
      <text:p text:style-name="Standard">Now we are ready to use mapperdao to insert, select, update and delete the Product entity:</text:p>
      <text:p text:style-name="Standard"/>
      <text:p text:style-name="Standard"><draw:frame draw:style-name="fr1" draw:name="Frame13" text:anchor-type="paragraph" fo:min-width="16.701cm" draw:z-index="12"><draw:text-box fo:min-height="1.778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We can also create Dao's using the helper traits:</text:p>
      <text:p text:style-name="Standard"/>
      <text:p text:style-name="Standard"><draw:frame draw:style-name="fr1" draw:name="Frame12" text:anchor-type="paragraph" fo:min-width="2cm" draw:z-index="11"><draw:text-box fo:min-height="0.499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oft-page-break/><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1" draw:name="Frame11" text:anchor-type="paragraph" fo:min-width="2cm" draw:z-index="10"><draw:text-box fo:min-height="0.499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MapperDao will insert the entity and also insert/update any related entities as necessary. Same goes for select, mapperdao will fetch all related entities from the database, but please note that this is configurable, i.e. only some related entities might be configured to be inserted, updated or retrieved. Please look at <text:a xlink:type="simple" xlink:href="https://code.google.com/p/mapperdao/wiki/ConfigurableCRUD">https://code.google.com/p/mapperdao/wiki/ConfigurableCRUD</text:a> for more information. </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inserted.copy(title=”new title”) will create a copy of the inserted entity with a different title.</text:p>
      <text:p text:style-name="Standard"/>
      <text:p text:style-name="Standard">Lets see an example of some operations:</text:p>
      <text:p text:style-name="Standard"><draw:frame draw:style-name="fr1" draw:name="Frame10" text:anchor-type="paragraph" fo:min-width="2cm" draw:z-index="9"><draw:text-box fo:min-height="0.499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of a query on that same entity.</text:p>
      <text:p text:style-name="Standard"/>
      <text:p text:style-name="Standard">We can also do all short of queries using the query DSL.</text:p>
      <text:p text:style-name="Standard"/>
      <text:p text:style-name="Standard"><draw:frame draw:style-name="fr1" draw:name="Frame9" text:anchor-type="paragraph" fo:min-width="16.674cm" draw:z-index="8"><draw:text-box fo:min-height="2.773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draw:text-box></draw:frame></text:p>
      <text:p text:style-name="Standard"><text:soft-page-break/>It might be better to alias ProductEntity so that our query is more readable:</text:p>
      <text:h text:style-name="Heading_20_3" text:outline-level="3"><draw:frame draw:style-name="fr1" draw:name="Frame8" text:anchor-type="paragraph" fo:min-width="16.753cm" draw:z-index="7"><draw:text-box fo:min-height="5.242cm"><text:p text:style-name="Standard"><text:span text:style-name="Example">import com.googlecode.mapperdao.Query._</text:span></text:p><text:p text:style-name="Standard"><text:span text:style-name="Example"/></text:p><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fo:min-width="16.727cm" draw:z-index="6"><draw:text-box fo:min-height="3.464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fo:min-width="2cm" draw:z-index="5"><draw:text-box fo:min-height="0.499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fo:min-width="2cm" draw:z-index="4"><draw:text-box fo:min-height="0.499cm"><text:p text:style-name="Standard"/><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oft-page-break/><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fo:min-width="2cm" draw:z-index="3"><draw:text-box fo:min-height="0.499cm"><text:p text:style-name="Standard"><text:span text:style-name="Example">object </text:span><text:span text:style-name="Example"><text:span text:style-name="T1">AttributeEntity</text:span></text:span><text:span text:style-name="Example"> </text:span></text:p><text:p text:style-name="Standard"><text:span text:style-name="Example"><text:tab/>extends Entity[IntId, Attribute](classOf[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load/create attributes when we create/update our product catalogue.</text:p>
      <text:p text:style-name="Standard"><draw:frame draw:style-name="fr2" draw:name="Frame3" text:anchor-type="paragraph" fo:min-width="2cm" draw:z-index="2"><draw:text-box fo:min-height="0.499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IntIdCRUD trait. The return value of create(Attribute(name, value)) is an Attribute with IntId.</text:p>
      <text:p text:style-name="Standard"/>
      <text:p text:style-name="Standard">Now we are ready to add and manipulate some products with attributes into our database.</text:p>
      <text:p text:style-name="Standard"><draw:frame draw:style-name="fr2" draw:name="Frame2" text:anchor-type="paragraph" fo:min-width="2cm" draw:z-index="1"><draw:text-box fo:min-height="0.499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 To do updates of </text:span></text:p><text:p text:style-name="Standard"><text:span text:style-name="Example">// immutable entities, mapperdao needs the old and the new value.</text:span></text:p><text:p text:style-name="Standard"><text:span text:style-name="Example">// The new value must be a modification of the old one. Here</text:span></text:p><text:p text:style-name="Standard"><text:span text:style-name="Example">// we use a Set(a1) instead of the original Set(a1,a2). This</text:span></text:p><text:p text:style-name="Standard"><text:span text:style-name="Example">// means that a2 will be removed from the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ext:soft-page-break/>the query DSL is in scope:</text:p>
      <text:p text:style-name="Standard"/>
      <text:p text:style-name="Standard"><draw:frame draw:style-name="fr2" draw:name="Frame1" text:anchor-type="paragraph" fo:min-width="2cm" draw:z-index="0"><draw:text-box fo:min-height="0.499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fo:min-width="16.642cm" draw:z-index="19"><draw:text-box fo:min-height="6.724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fo:min-width="16.642cm" draw:z-index="18"><draw:text-box fo:min-height="6.724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fo:min-width="16.642cm" draw:z-index="20"><draw:text-box fo:min-height="6.724cm"><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classOf[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text:soft-page-break/>Now we are ready to create CategoryDao. Except from the CRUD methods that will be mixed in by <text:s/>the TransactionalCRUD trait, we also need methods to create hierarchies of categories. </text:p>
      <text:p text:style-name="P1"/>
      <text:p text:style-name="P1"><draw:frame draw:style-name="fr2" draw:name="Frame22" text:anchor-type="paragraph" fo:min-width="16.642cm" draw:z-index="21"><draw:text-box fo:min-height="6.724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fo:min-width="17.127cm" draw:z-index="22"><draw:text-box fo:min-height="5.38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 cat2)</text:span></text:p><text:p text:style-name="Standard"><text:span text:style-name="Example"/></text:p><text:p text:style-name="Standard"><text:span text:style-name="Example">val p = productsDao.create(Product("test1", "desc1", Set(), categories))</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2-05T00:40:18</dc:date>
    <dc:creator>Konstantinos Kougios</dc:creator>
    <meta:editing-duration>P1DT6H27M13S</meta:editing-duration>
    <meta:editing-cycles>259</meta:editing-cycles>
    <meta:generator>LibreOffice/3.4$Unix LibreOffice_project/340m1$Build-402</meta:generator>
    <meta:document-statistic meta:table-count="0" meta:image-count="0" meta:object-count="0" meta:page-count="13" meta:paragraph-count="315" meta:word-count="2989" meta:character-count="20667" meta:non-whitespace-character-count="17713"/>
  </office:meta>
</office:document-meta>
</file>